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1098f9" officeooo:paragraph-rsid="001098f9"/>
    </style:style>
    <style:style style:name="P2" style:family="paragraph" style:parent-style-name="Standard">
      <style:text-properties officeooo:rsid="00113843" officeooo:paragraph-rsid="00113843"/>
    </style:style>
    <style:style style:name="P3" style:family="paragraph" style:parent-style-name="Standard">
      <style:text-properties officeooo:rsid="00154463" officeooo:paragraph-rsid="00154463"/>
    </style:style>
    <style:style style:name="T1" style:family="text">
      <style:text-properties officeooo:rsid="00154463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54463"/>
    </style:style>
    <style:style style:name="T4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first project</text:p>
      <text:p text:style-name="P1"/>
      <text:p text:style-name="P1"/>
      <text:p text:style-name="P2">2<text:span text:style-name="T3">nd</text:span><text:span text:style-name="T1"> </text:span></text:p>
      <text:p text:style-name="P3">3<text:span text:style-name="T2">rd</text:span> project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18:32:02.879024483</meta:creation-date>
    <dc:date>2022-09-26T18:36:44.607950313</dc:date>
    <meta:editing-duration>PT4M4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6" meta:character-count="31" meta:non-whitespace-character-count="27"/>
  </office:meta>
</office:document-meta>
</file>